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2"/>
          <table:table-cell office:value-type="string" calcext:value-type="string">
            <text:p>192,168,0,12</text:p>
          </table:table-cell>
          <table:table-cell table:style-name="Default"/>
          <table:table-cell office:value-type="string" calcext:value-type="string">
            <text:p>192,168,0,39</text:p>
          </table:table-cell>
          <table:table-cell table:style-name="Default"/>
        </table:table-row>
        <table:table-row table:style-name="ro1">
          <table:table-cell office:value-type="string" calcext:value-type="string">
            <text:p>Mercredi</text:p>
          </table:table-cell>
          <table:table-cell office:value-type="float" office:value="41865" calcext:value-type="float">
            <text:p>41865</text:p>
          </table:table-cell>
          <table:table-cell office:value-type="float" office:value="37786" calcext:value-type="float">
            <text:p>37786</text:p>
          </table:table-cell>
          <table:table-cell table:formula="of:=([.B2]-[.C2])/[.B2]" office:value-type="percentage" office:value="0.0974322226203272" calcext:value-type="percentage">
            <text:p>9,74 %</text:p>
          </table:table-cell>
          <table:table-cell office:value-type="float" office:value="38076" calcext:value-type="float">
            <text:p>38076</text:p>
          </table:table-cell>
          <table:table-cell table:formula="of:=([.C2]-[.E2])/[.C2]" office:value-type="percentage" office:value="-0.00767480019054676" calcext:value-type="percentage">
            <text:p>-0,77 %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float" office:value="43458" calcext:value-type="float">
            <text:p>43458</text:p>
          </table:table-cell>
          <table:table-cell office:value-type="float" office:value="39956" calcext:value-type="float">
            <text:p>39956</text:p>
          </table:table-cell>
          <table:table-cell table:formula="of:=([.B3]-[.C3])/[.B3]" office:value-type="percentage" office:value="0.0805835519352018" calcext:value-type="percentage">
            <text:p>8,06 %</text:p>
          </table:table-cell>
          <table:table-cell office:value-type="float" office:value="41217" calcext:value-type="float">
            <text:p>41217</text:p>
          </table:table-cell>
          <table:table-cell table:formula="of:=([.C3]-[.E3])/[.C3]" office:value-type="percentage" office:value="-0.031559715687256" calcext:value-type="percentage">
            <text:p>-3,16 %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/>
          <table:table-cell office:value-type="float" office:value="17955" calcext:value-type="float">
            <text:p>17955</text:p>
          </table:table-cell>
          <table:table-cell/>
          <table:table-cell office:value-type="float" office:value="19585" calcext:value-type="float">
            <text:p>19585</text:p>
          </table:table-cell>
          <table:table-cell table:formula="of:=([.C4]-[.E4])/[.C4]" office:value-type="percentage" office:value="-0.0907825118351434" calcext:value-type="percentage">
            <text:p>-9,08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4T17:40:22.176000000</meta:creation-date>
    <dc:date>2020-01-24T17:47:37.122000000</dc:date>
    <meta:editing-duration>PT7M16S</meta:editing-duration>
    <meta:editing-cycles>1</meta:editing-cycles>
    <meta:document-statistic meta:table-count="1" meta:cell-count="18" meta:object-count="0"/>
    <meta:generator>LibreOffice/6.3.1.2$Windows_X86_64 LibreOffice_project/b79626edf0065ac373bd1df5c28bd630b4424273</meta:generator>
  </office:meta>
</office:document-meta>
</file>